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" style:family="table-cell" style:parent-style-name="Default" style:data-style-name="N135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6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6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8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6"/>
          <table:table-cell table:style-name="ce36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6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6"/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6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6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36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6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6"/>
          <table:table-cell table:style-name="ce36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6"/>
          <table:table-cell table:style-name="ce36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6"/>
          <table:table-cell table:style-name="ce36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6"/>
          <table:table-cell table:style-name="ce36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6"/>
          <table:table-cell table:style-name="ce36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6"/>
          <table:table-cell table:style-name="ce36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6"/>
          <table:table-cell table:style-name="ce36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6"/>
          <table:table-cell table:style-name="ce36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27">
            <calcext:condition calcext:apply-style-name="Error" calcext:value="duplicate" calcext:base-cell-address="list.D3"/>
          </calcext:conditional-format>
          <calcext:conditional-format calcext:target-range-address="list.E3:list.E27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1:03:16.56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2T11:07:53.761000000</dc:date>
    <meta:editing-duration>P1DT1H57M4S</meta:editing-duration>
    <meta:editing-cycles>475</meta:editing-cycles>
    <meta:document-statistic meta:table-count="1" meta:cell-count="14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